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11b5e" officeooo:paragraph-rsid="00011b5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2bceb" officeooo:paragraph-rsid="0002bceb"/>
    </style:style>
    <style:style style:name="P3" style:family="paragraph" style:parent-style-name="Standard">
      <style:text-properties fo:color="#d4d4d4" style:font-name="Droid Sans Mono" fo:font-size="10.5pt" fo:font-weight="normal" officeooo:rsid="00166a03" officeooo:paragraph-rsid="00166a03" fo:background-color="#1e1e1e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4ae21" officeooo:paragraph-rsid="0004ae21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4ae21" officeooo:paragraph-rsid="000969b9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paragraph-rsid="00063c4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00969b9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officeooo:rsid="000969b9" officeooo:paragraph-rsid="000969b9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0969b9" officeooo:paragraph-rsid="000969b9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a3c04" officeooo:paragraph-rsid="000a3c04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0e0090" officeooo:paragraph-rsid="000e0090"/>
    </style:style>
    <style:style style:name="P12" style:family="paragraph" style:parent-style-name="Text_20_body">
      <style:text-properties officeooo:rsid="000a3c04" officeooo:paragraph-rsid="000a3c04"/>
    </style:style>
    <style:style style:name="P13" style:family="paragraph" style:parent-style-name="Text_20_body">
      <style:paragraph-properties fo:text-align="end" style:justify-single-word="false"/>
      <style:text-properties officeooo:rsid="000fbb6b" officeooo:paragraph-rsid="000fbb6b"/>
    </style:style>
    <style:style style:name="P14" style:family="paragraph" style:parent-style-name="Text_20_body">
      <style:text-properties officeooo:rsid="000fbb6b" officeooo:paragraph-rsid="000fbb6b"/>
    </style:style>
    <style:style style:name="P15" style:family="paragraph" style:parent-style-name="Text_20_body">
      <style:text-properties officeooo:rsid="000fbb6b" officeooo:paragraph-rsid="000ff11a"/>
    </style:style>
    <style:style style:name="P16" style:family="paragraph" style:parent-style-name="Text_20_body">
      <style:text-properties officeooo:rsid="00155fdb" officeooo:paragraph-rsid="00155fdb"/>
    </style:style>
    <style:style style:name="P17" style:family="paragraph" style:parent-style-name="Text_20_body">
      <style:text-properties officeooo:rsid="00166a03" officeooo:paragraph-rsid="00166a03"/>
    </style:style>
    <style:style style:name="P18" style:family="paragraph" style:parent-style-name="Text_20_body" style:list-style-name="L3">
      <style:text-properties officeooo:rsid="00166a03" officeooo:paragraph-rsid="00166a03"/>
    </style:style>
    <style:style style:name="T1" style:family="text">
      <style:text-properties officeooo:rsid="000151d4"/>
    </style:style>
    <style:style style:name="T2" style:family="text">
      <style:text-properties officeooo:rsid="0004ae21"/>
    </style:style>
    <style:style style:name="T3" style:family="text">
      <style:text-properties officeooo:rsid="00063c44"/>
    </style:style>
    <style:style style:name="T4" style:family="text">
      <style:text-properties officeooo:rsid="000969b9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fo:color="#ce9178" style:font-name="Droid Sans Mono" fo:font-size="10.5pt" fo:font-weight="normal" fo:background-color="#1e1e1e" loext:char-shading-value="0"/>
    </style:style>
    <style:style style:name="T7" style:family="text">
      <style:text-properties fo:color="#569cd6"/>
    </style:style>
    <style:style style:name="T8" style:family="text">
      <style:text-properties fo:color="#569cd6" style:font-name="Droid Sans Mono" fo:font-size="10.5pt" fo:font-weight="normal" fo:background-color="#1e1e1e" loext:char-shading-value="0"/>
    </style:style>
    <style:style style:name="T9" style:family="text">
      <style:text-properties officeooo:rsid="000a923d"/>
    </style:style>
    <style:style style:name="T10" style:family="text">
      <style:text-properties officeooo:rsid="000be18d"/>
    </style:style>
    <style:style style:name="T11" style:family="text">
      <style:text-properties officeooo:rsid="000e0090"/>
    </style:style>
    <style:style style:name="T12" style:family="text">
      <style:text-properties officeooo:rsid="000ff11a"/>
    </style:style>
    <style:style style:name="T13" style:family="text">
      <style:text-properties officeooo:rsid="00116a10"/>
    </style:style>
    <style:style style:name="T14" style:family="text">
      <style:text-properties officeooo:rsid="00127d46"/>
    </style:style>
    <style:style style:name="T15" style:family="text">
      <style:text-properties fo:color="#dcdcaa"/>
    </style:style>
    <style:style style:name="T16" style:family="text">
      <style:text-properties fo:color="#9cdcf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محاسبه زیر مسیرها:</text:p>
      <text:p text:style-name="P4"/>
      <text:p text:style-name="P1"><text:span text:style-name="T1">نحوه دادن </text:span>دیتاست (توپولوژی) <text:span text:style-name="T1">به کد</text:span></text:p>
      <text:p text:style-name="P1">اسم دیتاست در اسکریپت path-calc گرفته میشه و در متغیر لینوکسی <text:s/>DATASET ذخیره میشه، سپس کدهای پایتونی اجرا میشن (مثل dag) <text:s/>که در آن ها <text:s/>utils.py <text:s/>ایمپورت شده. موقع ایمپورت کردن، کدهای مقداردهی اولیه utils اجرا میشوند که یک <text:span text:style-name="T1">جاش</text:span> تبدیل نام دیتاست به آدرس فایل آن است <text:span text:style-name="T1">و آدرس </text:span>در متغیر Dataset <text:span text:style-name="T1">(عضو utils) ذخیره میشه.</text:span></text:p>
      <text:p text:style-name="P1"/>
      <text:p text:style-name="P2"/>
      <text:p text:style-name="P4">ساختار جدید کد:</text:p>
      <text:p text:style-name="P4">نکته: برنچ development ممکن است جدید تر از برنچ master باشد</text:p>
      <text:p text:style-name="P4"/>
      <text:p text:style-name="Title">ارزیابی <text:span text:style-name="T14">روش مسیریابی</text:span> <text:span text:style-name="T13">روی توپولوژی با ترافیک مشخص</text:span></text:p>
      <text:p text:style-name="P12">eval.sh linkutil mytopo1 test0.csv "spf"</text:p>
      <text:p text:style-name="P10">در linkutils.py شی Network را بر اساس فایل های توپولوژی و ترافیک می سازیم و با ورود ترافیک (مجموعه فلوها یکی یکی) به توپولوژی و مسیریابی آن ها با الگوریتم مشخص شده، الگوریتم را ارزیابی می کنیم. <text:span text:style-name="T9">(مثلا میانگین درصد استفاده از ظرفیت لینک ها <text:s/>و درصد ریجکت کردن شارها)</text:span></text:p>
      <text:p text:style-name="P10"/>
      <text:p text:style-name="P10"/>
      <text:h text:style-name="Heading_20_1" text:outline-level="1"><text:span text:style-name="T11">کلاس</text:span> Network</text:h>
      <text:p text:style-name="P10"/>
      <text:p text:style-name="P4">شامل یک شی Topology و یک شی Traffic <text:span text:style-name="T10">(توپولوژی و ترافیک را به عنوان فایل به آن می دهیم و اشیاء آن را می سازد.)</text:span></text:p>
      <text:p text:style-name="P10">هدف: اعمال ترافیک بر روی توپولوژی <text:span text:style-name="T10">در linkutils که در eval.sh استفاده می شود.</text:span></text:p>
      <text:p text:style-name="P4"/>
      <text:h text:style-name="Heading_20_2" text:outline-level="2">کلاس Topology</text:h>
      <text:p text:style-name="P4">شامل :</text:p>
      <text:list xml:id="list2480558145" text:style-name="L1">
        <text:list-item>
          <text:p text:style-name="P6"><text:span text:style-name="T3">دیکشنری از سوییچ ها</text:span></text:p>
          <text:list>
            <text:list-item>
              <text:p text:style-name="P6"><text:span text:style-name="T3">کلید = آی دی سوییچ از 0 تا n</text:span></text:p>
            </text:list-item>
            <text:list-item>
              <text:p text:style-name="P6"><text:span text:style-name="T3">مقدار = شی Switch</text:span></text:p>
            </text:list-item>
          </text:list>
        </text:list-item>
        <text:list-item>
          <text:p text:style-name="P6"><text:span text:style-name="T2">دیکشنری از لینک ها</text:span></text:p>
          <text:list>
            <text:list-item>
              <text:p text:style-name="P8"><text:span text:style-name="T2">کلید = تاپل (from_switch_id, to_switch_id)مثلا (2,1) برای لینکی از سوییچ 2 به سوییچ 1</text:span></text:p>
            </text:list-item>
            <text:list-item>
              <text:p text:style-name="P8">مقدار = شی Link</text:p>
            </text:list-item>
          </text:list>
        </text:list-item>
      </text:list>
      <text:p text:style-name="P5"/>
      <text:h text:style-name="Heading_20_3" text:outline-level="3"><text:span text:style-name="T11">کلاس</text:span> Switch</text:h>
      <text:p text:style-name="P9">id عدد</text:p>
      <text:p text:style-name="P9"><text:soft-page-break/>links_out لیستی از اشیا Link که از این سوییچ خارج می شوند</text:p>
      <text:p text:style-name="P9">links_inلیستی از اشیا Link که به این سوییچ وارد می شوند</text:p>
      <text:p text:style-name="P7"><text:span text:style-name="T4">OPTS دیکشنری که هر property جدیدی لازم باشد بتوانیم به سوییچ اضافه کنیم (مثال </text:span><text:span text:style-name="T5">OPTS[</text:span><text:span text:style-name="T6">'enabled'</text:span><text:span text:style-name="T5">] = </text:span><text:span text:style-name="T8">True</text:span></text:p>
      <text:p text:style-name="P9"><text:s/>برای سوییچی که فعال است)</text:p>
      <text:p text:style-name="P9"/>
      <text:h text:style-name="Heading_20_3" text:outline-level="3">کلاس Link</text:h>
      <text:p text:style-name="P11">id تاپل (شناسه سوییچ های دو سر)</text:p>
      <text:p text:style-name="P11">From شی سوییچ ابتدا </text:p>
      <text:p text:style-name="P11">To شی سوییچ انتها</text:p>
      <text:p text:style-name="P11"/>
      <text:h text:style-name="Heading_20_2" text:outline-level="2">کلاس Traffic</text:h>
      <text:p text:style-name="P13">شامل لیستی از اشیاء Flow</text:p>
      <text:h text:style-name="Heading_20_3" text:outline-level="3">کلاس Flow</text:h>
      <text:p text:style-name="P14">src_id شناسه سوییچ ورودی (مبدا)</text:p>
      <text:p text:style-name="P14">dst_id شناسه سوییچ خروجی (مقصد)</text:p>
      <text:p text:style-name="P14">rate نرخ فلو (پهنای باندی که مصرف می کند) <text:span text:style-name="T12">= عدد بدون واحد</text:span></text:p>
      <text:p text:style-name="P15">arrive_at زمان رسیدن شار<text:span text:style-name="T12">= عدد بدون واحد</text:span></text:p>
      <text:p text:style-name="P15">duration طول عمر شار<text:span text:style-name="T12">= عدد بدون واحد</text:span></text:p>
      <text:p text:style-name="P15"/>
      <text:h text:style-name="Heading_20_1" text:outline-level="1">امضای الگوریتم مسیریابی</text:h>
      <text:h text:style-name="Heading_20_1" text:outline-level="1">کلاس Router</text:h>
      <text:p text:style-name="P17">net شبکه شامل توپولوژی و ترافیک (شی Network)</text:p>
      <text:p text:style-name="P17">alg بسته به نام الگوریتم شی یکی از کلاس های مسیریابی می شود.</text:p>
      <text:p text:style-name="P17">هر کلاس مسیریابی از BaseRouting ارث می برد</text:p>
      <text:p text:style-name="P17">مثال: اگر نام الگوریتم spf باشد شی کلاس SPF_Dijkstra میشود و اگر subal باشد شی کلاس Subal</text:p>
      <text:p text:style-name="P17">هر کلاس مسیریابی باید شامل موارد زیر باشد:</text:p>
      <text:p text:style-name="P17"/>
      <text:h text:style-name="Heading_20_2" text:outline-level="2">کلاس BaseRouting</text:h>
      <text:p text:style-name="P16">net : شی Network</text:p>
      <text:p text:style-name="P16"><text:soft-page-break/>name : نام الگوریتم (رشته)</text:p>
      <text:p text:style-name="P17">تابع مسیریابی با امضای</text:p>
      <text:p text:style-name="P3"><text:span text:style-name="T7">def</text:span> <text:span text:style-name="T15">route</text:span>(<text:span text:style-name="T16">self</text:span>, <text:span text:style-name="T16">src_id</text:span>, <text:span text:style-name="T16">dst_id</text:span>):</text:p>
      <text:p text:style-name="P17"/>
      <text:p text:style-name="P17">که شناسه عددی سوییچ مبدا و مقصد را گرفته و مقدار خروجی آن :</text:p>
      <text:list xml:id="list4093690819" text:style-name="L3">
        <text:list-item>
          <text:p text:style-name="P18">مسیر = لیستی از شناسه های سوییچ ها</text:p>
        </text:list-item>
        <text:list-item>
          <text:p text:style-name="P18">None اگر مسیری پیدا نکرد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end" style:justify-single-word="false" fo:keep-with-next="always" style:writing-mode="rl-tb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end" style:justify-single-word="false" style:writing-mode="rl-tb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2:42:50.011770520</meta:creation-date>
    <dc:date>2020-10-05T22:36:48.842110043</dc:date>
    <meta:editing-duration>PT45M39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3" meta:paragraph-count="52" meta:word-count="452" meta:character-count="2301" meta:non-whitespace-character-count="1902"/>
  </office:meta>
</office:document-meta>
</file>